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4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50.92mm"/>
    </style:style>
    <style:style style:name="co4" style:family="table-column">
      <style:table-column-properties fo:break-before="auto" style:column-width="265.2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weight-asian="bold" style:font-weight-complex="bold"/>
    </style:style>
    <style:style style:name="ce2" style:family="table-cell" style:parent-style-name="Heading_20_1">
      <style:text-properties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4">
      <style:text-properties style:font-weight-asian="bold" style:font-weight-complex="bold"/>
    </style:style>
    <style:style style:name="ce5" style:family="table-cell" style:parent-style-name="Heading_20_1" style:data-style-name="N104">
      <style:text-properties style:font-weight-asian="bold" style:font-weight-complex="bold"/>
    </style:style>
    <style:style style:name="ce6" style:family="table-cell" style:parent-style-name="Default" style:data-style-name="N104"/>
    <style:style style:name="T1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hese are parts list for 1 kit, you may be able to do better for larger orders</text:p>
          </table:table-cell>
          <table:table-cell table:style-name="ce1"/>
          <table:table-cell table:style-name="ce4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1021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uantity</text:p>
          </table:table-cell>
          <table:table-cell table:style-name="ce5" office:value-type="string" calcext:value-type="string">
            <text:p>Price (approx)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Orange Pi Prime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7" calcext:value-type="currency">
            <text:p>$57.00</text:p>
          </table:table-cell>
          <table:table-cell office:value-type="string" calcext:value-type="string">
            <text:p><text:a xlink:href="https://www.aliexpress.com/item/Orange-Pi-Prime-Development-Board-H5-Quad-core-Support-linux-and-android-Beyond-Raspberry-Pi-2/32803048527.html" xlink:type="simple">https://www.aliexpress.com/item/Orange-Pi-Prime-Development-Board-H5-Quad-core-Support-linux-and-android-Beyond-Raspberry-Pi-2/32803048527.html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V Power Supply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1" calcext:value-type="currency">
            <text:p>$11.00</text:p>
          </table:table-cell>
          <table:table-cell office:value-type="string" calcext:value-type="string">
            <text:p>https://www.ebay.com.au/itm/AU-Store-DC24V-2A-Adapter-AC-100V-240V-to-DC-24V-Converter-Power-Supply-Adapter/273355183108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GB MicroSD car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3" calcext:value-type="currency">
            <text:p>$13.00</text:p>
          </table:table-cell>
          <table:table-cell office:value-type="string" calcext:value-type="string">
            <text:p>https://www.ebay.com.au/itm/Samsung-32GB-64GB-128GB-256GB-Evo-Plus-Micro-SD-Card-Mobile-Phone-Memory-Card/2329585838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m CAT5 cable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3" calcext:value-type="currency">
            <text:p>$3.00</text:p>
          </table:table-cell>
          <table:table-cell office:value-type="string" calcext:value-type="string">
            <text:p>https://www.ebay.com.au/itm/0-5M-1M-2M-3M-5M-High-Quality-RJ45-Ethernet-Network-Lan-Cable-CAT5e-Patch-Lead/2535857517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mmx14mm GPU heatsink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" calcext:value-type="currency">
            <text:p>$1.00</text:p>
          </table:table-cell>
          <table:table-cell office:value-type="string" calcext:value-type="string">
            <text:p>https://www.ebay.com.au/itm/1X-8Pcs-14mm-x-14mm-x-7mm-Aluminum-Heatsink-RAM-GPU-Cooling-Fin-M8Q7/292790579765</text:p>
          </table:table-cell>
          <table:table-cell office:value-type="string" calcext:value-type="string">
            <text:p>pack of 8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B→TTL widget (for debug)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4.5" calcext:value-type="currency">
            <text:p>$4.50</text:p>
          </table:table-cell>
          <table:table-cell office:value-type="string" calcext:value-type="string">
            <text:p>https://www.ebay.com.au/itm/USB-to-TTL-UART-6PIN-Module-Serial-Converter-CP2102-STC-PRGMR-Free-cable-XZ/163452092264</text:p>
          </table:table-cell>
          <table:table-cell office:value-type="string" calcext:value-type="string">
            <text:p>Not needed, but useful when things go wro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y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4" calcext:value-type="currency">
            <text:p>$1.40</text:p>
          </table:table-cell>
          <table:table-cell office:value-type="string" calcext:value-type="string">
            <text:p>https://www.aliexpress.com/item/1CH-1-Channel-Relay-Module-Interface-Board-Shield-For-Arduino-5V-Low-Level-Trigger-One-PIC/32837580183.html</text:p>
          </table:table-cell>
          <table:table-cell office:value-type="string" calcext:value-type="string">
            <text:p>Replace with SSR modu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Link Programme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8" calcext:value-type="currency">
            <text:p>$2.80</text:p>
          </table:table-cell>
          <table:table-cell office:value-type="string" calcext:value-type="string">
            <text:p>https://www.aliexpress.com/item/10PCS-Stlink-ST-Link-V2-Mini-STM8-STM32-Simulator-Download-Programmer-Programming-With-Cover/32847109658.html</text:p>
          </table:table-cell>
          <table:table-cell office:value-type="string" calcext:value-type="string">
            <text:p>Pack of 1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ble to connect relay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6" calcext:value-type="currency">
            <text:p>$0.60</text:p>
          </table:table-cell>
          <table:table-cell office:value-type="string" calcext:value-type="string">
            <text:p>https://www.aliexpress.com/item/Hot-Sale-High-Quality-5-Pcs-F-F-3-Pin-20cm-2-54mm-Female-to-Female/32648242717.html</text:p>
          </table:table-cell>
          <table:table-cell office:value-type="string" calcext:value-type="string">
            <text:p>Pack of 5, need 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H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J45 Socket</text:p>
          </table:table-cell>
          <table:table-cell office:value-type="float" office:value="1" calcext:value-type="float">
            <text:p>1</text:p>
          </table:table-cell>
          <table:table-cell table:formula="of:=14/40" office:value-type="currency" office:currency="AUD" office:value="0.35" calcext:value-type="currency">
            <text:p>$0.35</text:p>
          </table:table-cell>
          <table:table-cell office:value-type="string" calcext:value-type="string">
            <text:p>https://www.aliexpress.com/item/40pcs-RJ45-Shen-board-SMT-RJ45-network-jack-female-Shen-board-SMT-horizontal-H-8-6/32727394511.html</text:p>
          </table:table-cell>
          <table:table-cell office:value-type="string" calcext:value-type="string">
            <text:p>Pack of 4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A 1206 resettable fuse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5" calcext:value-type="currency">
            <text:p>$0.05</text:p>
          </table:table-cell>
          <table:table-cell office:value-type="string" calcext:value-type="string">
            <text:p><text:a xlink:href="https://www.aliexpress.com/item/Hzy-1206-0-05A-0-1A-0-12A-0-16A-0-2A-0-25A-0-5A/32876140005.html" xlink:type="simple">https://www.aliexpress.com/item/Hzy-1206-0-05A-0-1A-0-12A-0-16A-0-2A-0-25A-0-5A/32876140005.html</text:a></text:p>
          </table:table-cell>
          <table:table-cell office:value-type="string" calcext:value-type="string">
            <text:p>Pack of 5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F05C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office:value-type="string" calcext:value-type="string">
            <text:p>https://www.aliexpress.com/item/100pcs-lot-SMF05CT1G-SC70-6-SMF05-SMF05C-SMD/32850743056.html</text:p>
          </table:table-cell>
          <table:table-cell office:value-type="string" calcext:value-type="string">
            <text:p>Pack of 10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MM5V1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1" calcext:value-type="currency">
            <text:p>$0.01</text:p>
          </table:table-cell>
          <table:table-cell office:value-type="string" calcext:value-type="string">
            <text:p>https://www.aliexpress.com/item/200PCS-LOT-ZMM5V1-LL34-5-1V-5V1-0-5W-1-2W-Zener-Diode-SMD-diode/32906581998.html</text:p>
          </table:table-cell>
          <table:table-cell office:value-type="string" calcext:value-type="string">
            <text:p>Pack of 20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MM27V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4" calcext:value-type="currency">
            <text:p>$0.04</text:p>
          </table:table-cell>
          <table:table-cell office:value-type="string" calcext:value-type="string">
            <text:p>https://www.aliexpress.com/item/100-500-2500-Pcs-SMD-Zener-Diode-0-5W-27V-ZMM27V-ZMM27-LL-34-SOD/32853396393.html</text:p>
          </table:table-cell>
          <table:table-cell office:value-type="string" calcext:value-type="string">
            <text:p>Pack of 10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S9503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1" calcext:value-type="currency">
            <text:p>$1.10</text:p>
          </table:table-cell>
          <table:table-cell office:value-type="string" calcext:value-type="string">
            <text:p><text:a xlink:href="https://www.aliexpress.com/item/DS9503P-DS9503-SOJ6-ESD-Protection-Diode-with-Resistors-10pcs-lot/32828325111.html" xlink:type="simple">https://www.aliexpress.com/item/DS9503P-DS9503-SOJ6-ESD-Protection-Diode-with-Resistors-10pcs-lot/32828325111.html</text:a></text:p>
          </table:table-cell>
          <table:table-cell office:value-type="string" calcext:value-type="string">
            <text:p>Pack of 1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S18B20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9" calcext:value-type="currency">
            <text:p>$0.90</text:p>
          </table:table-cell>
          <table:table-cell office:value-type="string" calcext:value-type="string">
            <text:p>https://www.aliexpress.com/item/Free-Shipping-50PCS-LOT-DS18B20-18B20-TO-92-Temperature-sensor-New-and-Origianl-DS18B20-TO92-DS18B20/1882249246.ht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S2482-100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2" calcext:value-type="currency">
            <text:p>$1.20</text:p>
          </table:table-cell>
          <table:table-cell office:value-type="string" calcext:value-type="string">
            <text:p>https://www.aliexpress.com/item/10PCS-DS2482S-100-DS2482-SOP-8/32384102773.html</text:p>
          </table:table-cell>
          <table:table-cell office:value-type="string" calcext:value-type="string">
            <text:p>Pack of 1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06 100uF capacitor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21" calcext:value-type="currency">
            <text:p>$0.21</text:p>
          </table:table-cell>
          <table:table-cell office:value-type="string" calcext:value-type="string">
            <text:p><text:span text:style-name="T1"><text:a xlink:href="https://www.aliexpress.com/item/100pcs-1206-50V-SMD-Thick-Film-hjxrhgal-Chip-Multilayer-Ceramic-Capacitor-0-5pF-100uF-10NF-100NF/32956133014.html" xlink:type="simple">https://www.aliexpress.com/item/100pcs-1206-50V-SMD-Thick-Film-hjxrhgal-Chip-Multilayer-Ceramic-Capacitor-0-5pF-100uF-10NF-100NF/32956133014.html</text:a></text:span></text:p>
          </table:table-cell>
          <table:table-cell office:value-type="string" calcext:value-type="string">
            <text:p>Pack of 100, need 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C Barrel Jack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9" calcext:value-type="currency">
            <text:p>$0.09</text:p>
          </table:table-cell>
          <table:table-cell office:value-type="string" calcext:value-type="string">
            <text:p>https://www.aliexpress.com/item/Free-Shipping-DC-005-DC-2-1mm-Power-Jack-Socket-20-Pcs/32438014895.html</text:p>
          </table:table-cell>
          <table:table-cell office:value-type="string" calcext:value-type="string">
            <text:p>Pack of 2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p Down regulato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05" calcext:value-type="currency">
            <text:p>$1.05</text:p>
          </table:table-cell>
          <table:table-cell office:value-type="string" calcext:value-type="string">
            <text:p>https://www.aliexpress.com/item/Ultra-small-bulk-DC-DC-step-down-power-module-3A-adjustable-step-down-module-Regulated-power/32846647150.ht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D pushbutton switch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2" calcext:value-type="currency">
            <text:p>$0.02</text:p>
          </table:table-cell>
          <table:table-cell office:value-type="string" calcext:value-type="string">
            <text:p>https://www.aliexpress.com/item/100-pcs-Lot-SMD-Tactile-Pushbutton-Key-Switch-Momentary-Tact-4-Pins-6-6-2-5mm/32796982087.html?</text:p>
          </table:table-cell>
          <table:table-cell office:value-type="string" calcext:value-type="string">
            <text:p>Pack of 10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k 0603 resistor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03" calcext:value-type="currency">
            <text:p>$0.03</text:p>
          </table:table-cell>
          <table:table-cell office:value-type="string" calcext:value-type="string">
            <text:p>https://www.aliexpress.com/item/300PCS-0603-Chip-Fixed-Resistor-SMD-Resistor-10K-ohm-10K/32924503040.html</text:p>
          </table:table-cell>
          <table:table-cell office:value-type="string" calcext:value-type="string">
            <text:p>Pack of 300, need 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1uF 0603 capacito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2" calcext:value-type="currency">
            <text:p>$0.02</text:p>
          </table:table-cell>
          <table:table-cell office:value-type="string" calcext:value-type="string">
            <text:p>https://www.aliexpress.com/item/0603-104M-100nF-0-1uF-Y5V-20-0603-SMD-capacitance-Multilayer-chip-ceramic-capacitor-500pcs-lot/32247239316.html</text:p>
          </table:table-cell>
          <table:table-cell office:value-type="string" calcext:value-type="string">
            <text:p>Pack of 50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10 pin heade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5" calcext:value-type="currency">
            <text:p>$0.15</text:p>
          </table:table-cell>
          <table:table-cell office:value-type="string" calcext:value-type="string">
            <text:p>https://www.aliexpress.com/item/High-Quality-1x40-Pins-Male-2-54-mm-Pitch-Single-Row-Pin-Header-Strip-10-Pcs/32701824236.html</text:p>
          </table:table-cell>
          <table:table-cell office:value-type="string" calcext:value-type="string">
            <text:p>Pack of 1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x10 pin heade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2" calcext:value-type="currency">
            <text:p>$0.20</text:p>
          </table:table-cell>
          <table:table-cell office:value-type="string" calcext:value-type="string">
            <text:p>https://www.aliexpress.com/item/High-Quality-10-Pcs-2x40-Pin-2-54mm-Pitch-Double-Row-PCB-Pin-Headers/32732416450.html</text:p>
          </table:table-cell>
          <table:table-cell office:value-type="string" calcext:value-type="string">
            <text:p>Pack of 1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office:value-type="currency" office:currency="AUD" office:value="4" calcext:value-type="currency">
            <text:p>$4.00</text:p>
          </table:table-cell>
          <table:table-cell office:value-type="string" calcext:value-type="string">
            <text:p><text:a xlink:href="http://dirtypcbs.com/" xlink:type="simple">http://dirtypcbs.com</text:a></text:p>
          </table:table-cell>
          <table:table-cell office:value-type="string" calcext:value-type="string">
            <text:p>Protopack ~1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embly</text:p>
          </table:table-cell>
          <table:table-cell/>
          <table:table-cell office:value-type="string" calcext:value-type="string">
            <text:p>??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16 Channel Relay bo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x16 SMD pin heade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" calcext:value-type="currency">
            <text:p>$0.50</text:p>
          </table:table-cell>
          <table:table-cell office:value-type="string" calcext:value-type="string">
            <text:p>https://www.aliexpress.com/item/20pcs-lot-2x40-pins-Double-Row-2-54-mm-Pitch-SMD-Needle-Male-Pin-Header/1371119378.html</text:p>
          </table:table-cell>
          <table:table-cell office:value-type="string" calcext:value-type="string">
            <text:p>Pack of 2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x10 SMD pin heade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" calcext:value-type="currency">
            <text:p>$0.00</text:p>
          </table:table-cell>
          <table:table-cell office:value-type="string" calcext:value-type="string">
            <text:p>cut from ab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 47uF 16V 1206 capacito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6" calcext:value-type="currency">
            <text:p>$0.06</text:p>
          </table:table-cell>
          <table:table-cell office:value-type="string" calcext:value-type="string">
            <text:p>https://www.aliexpress.com/item/Free-shipping-1206-SMD-capacitor-100uf-16V-107Z-100PCS/32376068793.html</text:p>
          </table:table-cell>
          <table:table-cell office:value-type="string" calcext:value-type="string">
            <text:p>Pack of 10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 4.7uF 0603 capacito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4" calcext:value-type="currency">
            <text:p>$0.04</text:p>
          </table:table-cell>
          <table:table-cell office:value-type="string" calcext:value-type="string">
            <text:p>https://www.aliexpress.com/item/100pcs-4-7uF-X5R-Error-10-6-3V-0603-475-SMD-Thick-Film-Chip-Multilayer-Ceramic/32883320368.ht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,C4,C5 100nF 0603 capacito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2" calcext:value-type="currency">
            <text:p>$0.02</text:p>
          </table:table-cell>
          <table:table-cell office:value-type="string" calcext:value-type="string">
            <text:p><text:a xlink:href="https://www.aliexpress.com/item/300pcs-lot-100NF-Error-10-50V-104-100nf-0603-SMD-Thick-Film-Chip-Multilayer-Ceramic-Capacitor/32818303713.html" xlink:type="simple">https://www.aliexpress.com/item/300pcs-lot-100NF-Error-10-50V-104-100nf-0603-SMD-Thick-Film-Chip-Multilayer-Ceramic-Capacitor/32818303713.html</text:a></text:p>
          </table:table-cell>
          <table:table-cell office:value-type="string" calcext:value-type="string">
            <text:p>Pack of 300, need 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F05C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office:value-type="string" calcext:value-type="string">
            <text:p>https://www.aliexpress.com/item/100pcs-lot-SMF05CT1G-SC70-6-SMF05-SMF05C-SMD/32850743056.html</text:p>
          </table:table-cell>
          <table:table-cell office:value-type="string" calcext:value-type="string">
            <text:p>Pack of 10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S9503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1" calcext:value-type="currency">
            <text:p>$1.10</text:p>
          </table:table-cell>
          <table:table-cell office:value-type="string" calcext:value-type="string">
            <text:p><text:a xlink:href="https://www.aliexpress.com/item/DS9503P-DS9503-SOJ6-ESD-Protection-Diode-with-Resistors-10pcs-lot/32828325111.html" xlink:type="simple">https://www.aliexpress.com/item/DS9503P-DS9503-SOJ6-ESD-Protection-Diode-with-Resistors-10pcs-lot/32828325111.html</text:a></text:p>
          </table:table-cell>
          <table:table-cell office:value-type="string" calcext:value-type="string">
            <text:p>Pack of 1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k 0603 resistor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1" calcext:value-type="currency">
            <text:p>$0.01</text:p>
          </table:table-cell>
          <table:table-cell office:value-type="string" calcext:value-type="string">
            <text:p>https://www.aliexpress.com/item/300PCS-0603-Chip-Fixed-Resistor-SMD-Resistor-10K-ohm-10K/32924503040.html</text:p>
          </table:table-cell>
          <table:table-cell office:value-type="string" calcext:value-type="string">
            <text:p>Pack of 30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M32F030R8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2" calcext:value-type="currency">
            <text:p>$1.20</text:p>
          </table:table-cell>
          <table:table-cell office:value-type="string" calcext:value-type="string">
            <text:p>https://www.aliexpress.com/item/STM32F030-LQFP64-MCU-32-bit-STM32F-ARM-Cortex-M0-RISC-64KB-Flash-2-5V-3-3V/32860702259.html</text:p>
          </table:table-cell>
          <table:table-cell office:value-type="string" calcext:value-type="string">
            <text:p>Pack of 20, need 1, possibly fake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office:value-type="currency" office:currency="AUD" office:value="1" calcext:value-type="currency">
            <text:p>$1.00</text:p>
          </table:table-cell>
          <table:table-cell office:value-type="string" calcext:value-type="string">
            <text:p><text:a xlink:href="http://dirtypcbs.com/" xlink:type="simple">http://dirtypcbs.com</text:a></text:p>
          </table:table-cell>
          <table:table-cell office:value-type="string" calcext:value-type="string">
            <text:p>Protopack ~40, need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embly</text:p>
          </table:table-cell>
          <table:table-cell/>
          <table:table-cell office:value-type="string" calcext:value-type="string">
            <text:p>??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4:.C45])" office:value-type="currency" office:currency="AUD" office:value="107.85" calcext:value-type="currency">
            <text:p>$107.85</text:p>
          </table:table-cell>
          <table:table-cell table:number-columns-repeated="102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14:21:50.717759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09:12:28.017299997</meta:creation-date>
    <dc:date>2019-01-24T15:16:44.162717522</dc:date>
    <meta:editing-duration>PT1H45M38S</meta:editing-duration>
    <meta:editing-cycles>11</meta:editing-cycles>
    <meta:generator>LibreOffice/6.1.4.2$Linux_X86_64 LibreOffice_project/10$Build-2</meta:generator>
    <meta:document-statistic meta:table-count="1" meta:cell-count="183" meta:object-count="0"/>
  </office:meta>
</office:document-meta>
</file>